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start="" draw:marker-end="Circle" draw:marker-end-width="0.152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marker-end="Arrow" draw:marker-end-width="0.203cm" draw:fill="none" draw:textarea-vertical-align="middle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/>
    </style:style>
    <style:style style:name="P3" style:family="paragraph">
      <style:paragraph-properties fo:text-align="center"/>
      <style:text-properties fo:font-family="Courier" style:font-family-generic="modern" style:font-pitch="fixed" fo:font-size="14pt" style:font-size-asian="14pt" style:font-size-complex="14pt"/>
    </style:style>
    <style:style style:name="T1" style:family="text">
      <style:text-properties fo:font-family="Courier" style:font-family-generic="modern" style:font-pitch="fixed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.826cm" svg:height="3.303cm" svg:x="0.002cm" svg:y="0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0.508cm" svg:height="0.508cm" svg:x="1.612cm" svg:y="0.251cm">
          <text:p text:style-name="P2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0.507cm" svg:height="0.508cm" svg:x="0.517cm" svg:y="1.14cm">
          <text:p text:style-name="P2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" draw:id="id3" draw:layer="layout" svg:width="0.507cm" svg:height="0.508cm" svg:x="2.882cm" svg:y="1.14cm">
          <text:p text:style-name="P2"><text:span text:style-name="T1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4" draw:id="id4" draw:layer="layout" svg:width="0.507cm" svg:height="0.508cm" svg:x="2.217cm" svg:y="2.13cm">
          <text:p text:style-name="P2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0.507cm" svg:height="0.508cm" svg:x="3.595cm" svg:y="2.156cm">
          <text:p text:style-name="P2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.686cm" svg:y1="0.685cm" svg:x2="0.771cm" svg:y2="1.14cm" draw:start-shape="id1" draw:start-glue-point="7" draw:end-shape="id2" draw:end-glue-point="4" svg:d="m1686 685-915 455" svg:viewBox="0 0 916 456">
          <text:p/>
        </draw:connector>
        <draw:connector draw:style-name="gr3" draw:text-style-name="P1" draw:layer="layout" draw:type="line" svg:x1="2.046cm" svg:y1="0.685cm" svg:x2="3.136cm" svg:y2="1.14cm" draw:start-shape="id1" draw:start-glue-point="9" draw:end-shape="id3" draw:end-glue-point="4" svg:d="m2046 685 1090 455" svg:viewBox="0 0 1091 456">
          <text:p/>
        </draw:connector>
        <draw:connector draw:style-name="gr3" draw:text-style-name="P1" draw:layer="layout" draw:type="line" svg:x1="2.956cm" svg:y1="1.574cm" svg:x2="2.471cm" svg:y2="2.13cm" draw:start-shape="id3" draw:start-glue-point="7" draw:end-shape="id4" draw:end-glue-point="4" svg:d="m2956 1574-485 556" svg:viewBox="0 0 486 557">
          <text:p/>
        </draw:connector>
        <draw:connector draw:style-name="gr3" draw:text-style-name="P1" draw:layer="layout" draw:type="line" svg:x1="3.315cm" svg:y1="1.574cm" svg:x2="3.849cm" svg:y2="2.156cm" draw:start-shape="id3" draw:start-glue-point="9" draw:end-shape="id5" draw:end-glue-point="4" svg:d="m3315 1574 534 582" svg:viewBox="0 0 535 583">
          <text:p/>
        </draw:connector>
        <draw:custom-shape draw:style-name="gr4" draw:text-style-name="P3" xml:id="id6" draw:id="id6" draw:layer="layout" svg:width="0.635cm" svg:height="0.634cm" svg:x="0.762cm" svg:y="3.809cm">
          <text:p text:style-name="P2"><text:span text:style-name="T1">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7" draw:id="id7" draw:layer="layout" svg:width="0.635cm" svg:height="0.634cm" svg:x="2.793cm" svg:y="3.809cm">
          <text:p text:style-name="P2"><text:span text:style-name="T1">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8" draw:id="id8" draw:layer="layout" svg:width="0.635cm" svg:height="0.634cm" svg:x="5.206cm" svg:y="1.65cm">
          <text:p text:style-name="P2"><text:span text:style-name="T1">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line" svg:x1="1.079cm" svg:y1="3.809cm" svg:x2="0.771cm" svg:y2="1.648cm" draw:start-shape="id6" draw:start-glue-point="0" draw:end-shape="id2" draw:end-glue-point="8" svg:d="m1079 3809-308-2161" svg:viewBox="0 0 309 2162">
          <text:p/>
        </draw:connector>
        <draw:connector draw:style-name="gr5" draw:text-style-name="P1" draw:layer="layout" draw:type="line" svg:x1="3.11cm" svg:y1="3.809cm" svg:x2="2.65cm" svg:y2="2.564cm" draw:start-shape="id7" draw:start-glue-point="0" draw:end-shape="id4" draw:end-glue-point="9" svg:d="m3110 3809-460-1245" svg:viewBox="0 0 461 1246">
          <text:p/>
        </draw:connector>
        <draw:connector draw:style-name="gr5" draw:text-style-name="P1" draw:layer="layout" draw:type="line" svg:x1="5.206cm" svg:y1="1.967cm" svg:x2="3.389cm" svg:y2="1.394cm" draw:start-shape="id8" draw:start-glue-point="3" draw:end-shape="id3" draw:end-glue-point="10" svg:d="m5206 1967-1817-573" svg:viewBox="0 0 1818 574">
          <text:p/>
        </draw:connector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0.16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6.35cm" fo:page-height="5.0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809cm" svg:height="7.047cm" svg:x="1.242cm" svg:y="2.397cm"/>
      <draw:page-thumbnail draw:layer="backgroundobjects" svg:width="8.809cm" svg:height="7.047cm" svg:x="1.242cm" svg:y="10.445cm"/>
      <draw:page-thumbnail draw:layer="backgroundobjects" svg:width="8.809cm" svg:height="7.047cm" svg:x="1.242cm" svg:y="18.493cm"/>
      <draw:page-thumbnail draw:layer="backgroundobjects" svg:width="8.809cm" svg:height="7.047cm" svg:x="11.537cm" svg:y="2.397cm"/>
      <draw:page-thumbnail draw:layer="backgroundobjects" svg:width="8.809cm" svg:height="7.047cm" svg:x="11.537cm" svg:y="10.445cm"/>
      <draw:page-thumbnail draw:layer="backgroundobjects" svg:width="8.809cm" svg:height="7.047cm" svg:x="11.537cm" svg:y="18.493cm"/>
    </style:handout-master>
    <style:master-page style:name="Default" style:page-layout-name="PM1" draw:style-name="Mdp1">
      <draw:frame presentation:style-name="Default-title" draw:layer="backgroundobjects" svg:width="10.857cm" svg:height="2.014cm" svg:x="0.602cm" svg:y="0.479cm" presentation:class="title" presentation:placeholder="true">
        <draw:text-box/>
      </draw:frame>
      <draw:frame presentation:style-name="Default-outline1" draw:layer="backgroundobjects" svg:width="10.857cm" svg:height="6.997cm" svg:x="0.602cm" svg:y="2.821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23T08:13:28</meta:creation-date>
    <dc:date>2013-09-23T22:24:23</dc:date>
    <meta:editing-duration>PT48M18S</meta:editing-duration>
    <meta:editing-cycles>11</meta:editing-cycles>
    <meta:generator>LibreOffice/4.0.5.2$MacOSX_x86 LibreOffice_project/5464147a081647a250913f19c0715bca595af2f</meta:generator>
    <meta:document-statistic meta:object-count="36"/>
  </office:meta>
</office:document-meta>
</file>